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SFMono-Regular" svg:font-family="SFMono-Regular, Consolas, 'Liberation Mono', Menlo, monospace"/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2pt" fo:language="fr" fo:country="FR" style:text-underline-style="none" officeooo:rsid="0010b521" officeooo:paragraph-rsid="0010b521" style:font-size-asian="12pt" style:language-asian="zxx" style:country-asian="none" style:font-size-complex="12pt" style:language-complex="zxx" style:country-complex="none"/>
    </style:style>
    <style:style style:name="P2" style:family="paragraph" style:parent-style-name="Text_20_body">
      <style:text-properties fo:font-size="16pt" fo:language="fr" fo:country="FR" style:font-size-asian="16pt" style:language-asian="zxx" style:country-asian="none" style:font-size-complex="16pt" style:language-complex="zxx" style:country-complex="none"/>
    </style:style>
    <style:style style:name="P3" style:family="paragraph" style:parent-style-name="Text_20_body">
      <style:text-properties fo:font-size="12pt" fo:language="fr" fo:country="FR" style:text-underline-style="none" officeooo:rsid="0010b521" officeooo:paragraph-rsid="0010b521" style:font-size-asian="12pt" style:language-asian="zxx" style:country-asian="none" style:font-size-complex="12pt" style:language-complex="zxx" style:country-complex="none"/>
    </style:style>
    <style:style style:name="P4" style:family="paragraph" style:parent-style-name="Text_20_body">
      <style:text-properties fo:font-size="14pt" fo:language="fr" fo:country="FR" style:text-underline-style="solid" style:text-underline-width="auto" style:text-underline-color="font-color" officeooo:rsid="0010b521" officeooo:paragraph-rsid="0010b521" style:font-size-asian="14pt" style:language-asian="zxx" style:country-asian="none" style:font-size-complex="14pt" style:language-complex="zxx" style:country-complex="none"/>
    </style:style>
    <style:style style:name="P5" style:family="paragraph" style:parent-style-name="Title">
      <style:text-properties fo:font-size="16pt" fo:language="fr" fo:country="FR" style:font-size-asian="16pt" style:language-asian="zxx" style:country-asian="none" style:font-size-complex="16pt" style:language-complex="zxx" style:country-complex="none"/>
    </style:style>
    <style:style style:name="P6" style:family="paragraph" style:parent-style-name="Default">
      <style:text-properties fo:font-size="12pt" fo:language="fr" fo:country="FR" style:text-underline-style="none" officeooo:rsid="0010b521" officeooo:paragraph-rsid="0010b521" style:font-size-asian="12pt" style:language-asian="zxx" style:country-asian="none" style:font-size-complex="12pt" style:language-complex="zxx" style:country-complex="none"/>
    </style:style>
    <style:style style:name="P7" style:family="paragraph" style:parent-style-name="Default">
      <style:paragraph-properties fo:margin-left="0cm" fo:margin-right="0cm" fo:margin-top="0cm" fo:margin-bottom="0.053cm" loext:contextual-spacing="false" fo:text-indent="0cm" style:auto-text-indent="false"/>
      <style:text-properties fo:font-size="12pt" fo:language="fr" fo:country="FR" style:font-size-asian="12pt" style:font-size-complex="12pt"/>
    </style:style>
    <style:style style:name="P8" style:family="paragraph" style:parent-style-name="Default">
      <style:paragraph-properties fo:margin-left="0cm" fo:margin-right="0cm" fo:margin-top="0cm" fo:margin-bottom="0.053cm" loext:contextual-spacing="false" fo:text-indent="0cm" style:auto-text-indent="false"/>
      <style:text-properties fo:font-size="12pt" fo:language="fr" fo:country="FR" style:text-underline-style="none" officeooo:rsid="001159fd" officeooo:paragraph-rsid="001159fd" style:font-size-asian="12pt" style:font-size-complex="12pt"/>
    </style:style>
    <style:style style:name="P9" style:family="paragraph" style:parent-style-name="Default">
      <style:paragraph-properties fo:margin-left="0cm" fo:margin-right="0cm" fo:margin-top="0cm" fo:margin-bottom="0.053cm" loext:contextual-spacing="false" fo:text-indent="0cm" style:auto-text-indent="false"/>
      <style:text-properties fo:font-size="12pt" fo:language="fr" fo:country="FR" style:text-underline-style="none" officeooo:rsid="00129c5a" officeooo:paragraph-rsid="00129c5a" style:font-size-asian="12pt" style:font-size-complex="12pt"/>
    </style:style>
    <style:style style:name="P10" style:family="paragraph" style:parent-style-name="Default">
      <style:paragraph-properties fo:margin-left="0cm" fo:margin-right="0cm" fo:margin-top="0cm" fo:margin-bottom="0.053cm" loext:contextual-spacing="false" fo:text-indent="0cm" style:auto-text-indent="false"/>
      <style:text-properties fo:font-size="12pt" fo:language="fr" fo:country="FR" style:text-underline-style="none" officeooo:rsid="00142e61" officeooo:paragraph-rsid="00142e61" style:font-size-asian="12pt" style:font-size-complex="12pt"/>
    </style:style>
    <style:style style:name="P11" style:family="paragraph" style:parent-style-name="Default">
      <style:paragraph-properties fo:margin-left="0cm" fo:margin-right="0cm" fo:margin-top="0cm" fo:margin-bottom="0.053cm" loext:contextual-spacing="false" fo:text-indent="0cm" style:auto-text-indent="false"/>
      <style:text-properties fo:font-size="12pt" fo:language="fr" fo:country="FR" style:text-underline-style="none" officeooo:rsid="0015da4b" officeooo:paragraph-rsid="0015da4b" style:font-size-asian="12pt" style:font-size-complex="12pt"/>
    </style:style>
    <style:style style:name="P12" style:family="paragraph" style:parent-style-name="Default">
      <style:paragraph-properties fo:margin-left="0cm" fo:margin-right="0cm" fo:margin-top="0cm" fo:margin-bottom="0.053cm" loext:contextual-spacing="false" fo:text-indent="0cm" style:auto-text-indent="false"/>
      <style:text-properties fo:font-size="12pt" fo:language="fr" fo:country="FR" style:text-underline-style="none" officeooo:rsid="0017d25e" officeooo:paragraph-rsid="0017d25e" style:font-size-asian="12pt" style:font-size-complex="12pt"/>
    </style:style>
    <style:style style:name="P13" style:family="paragraph" style:parent-style-name="Default">
      <style:paragraph-properties fo:margin-left="0cm" fo:margin-right="0cm" fo:margin-top="0cm" fo:margin-bottom="0.053cm" loext:contextual-spacing="false" fo:text-indent="0cm" style:auto-text-indent="false"/>
      <style:text-properties fo:font-size="14pt" fo:language="fr" fo:country="FR" style:text-underline-style="solid" style:text-underline-width="auto" style:text-underline-color="font-color" officeooo:rsid="001159fd" officeooo:paragraph-rsid="001159fd" style:font-size-asian="14pt" style:font-size-complex="14pt"/>
    </style:style>
    <style:style style:name="P14" style:family="paragraph" style:parent-style-name="Default">
      <style:paragraph-properties fo:margin-left="0cm" fo:margin-right="0cm" fo:margin-top="0cm" fo:margin-bottom="0.053cm" loext:contextual-spacing="false" fo:text-indent="0cm" style:auto-text-indent="false"/>
      <style:text-properties fo:font-size="14pt" fo:language="fr" fo:country="FR" style:text-underline-style="solid" style:text-underline-width="auto" style:text-underline-color="font-color" officeooo:rsid="0015da4b" officeooo:paragraph-rsid="0015da4b" style:font-size-asian="14pt" style:font-size-complex="14pt"/>
    </style:style>
    <style:style style:name="P15" style:family="paragraph" style:parent-style-name="Default">
      <style:paragraph-properties fo:margin-left="0cm" fo:margin-right="0cm" fo:margin-top="0cm" fo:margin-bottom="0.053cm" loext:contextual-spacing="false" fo:text-indent="0cm" style:auto-text-indent="false"/>
      <style:text-properties fo:color="#ce181e" fo:font-size="12pt" fo:language="fr" fo:country="FR" style:text-underline-style="none" officeooo:rsid="0017d25e" officeooo:paragraph-rsid="0017d25e" style:font-size-asian="12pt" style:font-size-complex="12pt"/>
    </style:style>
    <style:style style:name="P16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font-size="12pt" fo:language="fr" fo:country="FR" style:text-underline-style="none" style:font-size-asian="12pt" style:font-size-complex="12pt"/>
    </style:style>
    <style:style style:name="T1" style:family="text">
      <style:text-properties officeooo:rsid="0010b521"/>
    </style:style>
    <style:style style:name="T2" style:family="text">
      <style:text-properties officeooo:rsid="00129c5a"/>
    </style:style>
    <style:style style:name="T3" style:family="text">
      <style:text-properties officeooo:rsid="0012a9b5"/>
    </style:style>
    <style:style style:name="T4" style:family="text">
      <style:text-properties officeooo:rsid="00142e61"/>
    </style:style>
    <style:style style:name="T5" style:family="text">
      <style:text-properties officeooo:rsid="0017d2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APPORT TP3: LISTE <text:span text:style-name="T1">CHAÎNÉES</text:span> ET MATRICE CREUSE</text:p>
      <text:p text:style-name="P2"/>
      <text:p text:style-name="P4">1-Objectif du TP:</text:p>
      <text:p text:style-name="P3">L’objectif de ce Tp était de nous familiariser avec l’utilisation des listes chaînées grâce à l’exemple des matrices creuses.</text:p>
      <text:p text:style-name="P3">Il nous faut donc manipuler les matrices creuses et proposer des algorithmes pour les fonctionnalités suivantes:</text:p>
      <text:p text:style-name="P6"/>
      <text:p text:style-name="P7">1. Remplir une matrice creuse </text:p>
      <text:p text:style-name="P7">2. Afficher une matrice creuse </text:p>
      <text:p text:style-name="P7">3. Donner la valeur d’un élément d’une matrice creuse </text:p>
      <text:p text:style-name="P7">4. Affecter une valeur à un élément d’une matrice creuse </text:p>
      <text:p text:style-name="P7">5. Additionner deux matrices creuses </text:p>
      <text:p text:style-name="P7">6. Calculer le gain en espace <text:span text:style-name="T1">(par rapport à une matrice classique) </text:span>en utilisant cette représentation pour une matrice donnée</text:p>
      <text:p text:style-name="P7"/>
      <text:p text:style-name="P13">2-Fonctions supplémentaires:</text:p>
      <text:p text:style-name="P8"/>
      <text:p text:style-name="P8">Nous avons fait le choix d’impl<text:span text:style-name="T3">é</text:span>menter <text:span text:style-name="T4">5</text:span> fonctions supplémentaires dont 3 rendant l’interface utilisateur plus agréable avec l’affichage d’une matrice avec des cases et les valeurs centrées.</text:p>
      <text:p text:style-name="P8"/>
      <text:p text:style-name="P8">Tout d’abord <text:s/>int get_int_len(int value):</text:p>
      <text:p text:style-name="P8">Cette fonction permet de <text:span text:style-name="T3">connaître</text:span> la taille d’un élément saisi par l’utilisateur.</text:p>
      <text:p text:style-name="P8">Cette fonction réalise seulement des opérations élémentaires elle est donc en O(1).</text:p>
      <text:p text:style-name="P8"/>
      <text:p text:style-name="P8">void PrintBorder(int j,int longestlength) :</text:p>
      <text:p text:style-name="P8">Elle sert à afficher les <text:span text:style-name="T2">bordures extérieures et intérieures de la matrice. Elle aussi comporte des affectations basiques donc en O(1)</text:span></text:p>
      <text:p text:style-name="P8"/>
      <text:p text:style-name="P8">void PrintRow(int num_espaces,int valeur) :</text:p>
      <text:p text:style-name="P9">Permet de centrer la valeur dans la case en mettant la moitié des espaces à gauche et l’autre à droite. Complexité en O(1).</text:p>
      <text:p text:style-name="P9"/>
      <text:p text:style-name="P9">void freeMat(matrice_creuse *m) :</text:p>
      <text:p text:style-name="P9">Elle permet de libérer l’espace alloué dynamiquement pour les matrices une fois qu’on n’utilise plus celles ci.</text:p>
      <text:p text:style-name="P9">Elle libère chaque élément d’un ligne en parcourant la liste <text:span text:style-name="T3">chaînée</text:span> puis passe à la prochaine ligne et fait de même.</text:p>
      <text:p text:style-name="P9">On a donc une complexité en O(M*N).</text:p>
      <text:p text:style-name="P9"/>
      <text:p text:style-name="P9"><text:soft-page-break/>element * <text:span text:style-name="T4">newelement</text:span>(element * suivant, int col,int valeur) :</text:p>
      <text:p text:style-name="P10">Cette fonction est utilisée pour créer un nouvel éléments et lui donner une place en mémoire, cette fonction étant souvent utilisée, il nous a <text:span text:style-name="T5">paru</text:span> judicieux de créer une fonction à part.</text:p>
      <text:p text:style-name="P10">Elle réalise uniquement un travail d’affectation elle est donc elle aussi en O(1).</text:p>
      <text:p text:style-name="P10"/>
      <text:p text:style-name="P9"/>
      <text:p text:style-name="P14">3-Compléxité des fonctions principales :</text:p>
      <text:p text:style-name="P11"/>
      <text:p text:style-name="P11">int remplirMat(matrice_creuse *m, int N, int M) :</text:p>
      <text:p text:style-name="P11"/>
      <text:p text:style-name="P11">Dans l’optique de rendre l’affichage de la matrice plus parlant nous avons fait le choix de renvoyer la taille du plus grand élément saisi et non pas de conserver void <text:span text:style-name="T5">comme</text:span> indiqué .</text:p>
      <text:p text:style-name="P11">Du coté de la compl<text:span text:style-name="T5">e</text:span>xité au d<text:span text:style-name="T5">é</text:span>part on a des <text:span text:style-name="T5">opérations</text:span> <text:span text:style-name="T5">élémentaires</text:span> en O(1).</text:p>
      <text:p text:style-name="P11">Puis on va chercher à parcourir toutes les colonnes de chaque ligne pour rentrer la valeur.</text:p>
      <text:p text:style-name="P11">Dans tous les cas on aura M*N valeur entrées. Donc <text:span text:style-name="T5">complexité</text:span> en O(M*N).</text:p>
      <text:p text:style-name="P11"/>
      <text:p text:style-name="P11">void afficherMat(matrice_creuse m, int longest_chiffre) :</text:p>
      <text:p text:style-name="P11"/>
      <text:p text:style-name="P11">On va faire un travail similaire avec cette fonction en affichant les éléments entrés précédemment.</text:p>
      <text:p text:style-name="P11">Donc on va parcourir touts les lignes et colonnes. Dans le pire des cas toutes les cases sont non nulles et donc on a une <text:span text:style-name="T5">complexité</text:span> en O(M*N).</text:p>
      <text:p text:style-name="P11"/>
      <text:p text:style-name="P11"/>
      <text:p text:style-name="P11">void addMat(matrice_creuse m1, matrice_creuse m<text:span text:style-name="T5">2</text:span>) :</text:p>
      <text:p text:style-name="P15">jsp</text:p>
      <text:p text:style-name="P12"/>
      <text:p text:style-name="P12">void putValue(matrice_creuse m, int i, int j, int val) :</text:p>
      <text:p text:style-name="P12"/>
      <text:p text:style-name="P12">Ici on connaît l’emplacement ou l’on veut insérer un nouvel élément on se rend donc directement à l’adresse de la ligne concernée (O(1)). Puis dans le pire des cas on parcoure toutes les colonnes de cette ligne. On a donc une complexité en O(M).</text:p>
      <text:p text:style-name="P12"/>
      <text:p text:style-name="P12">int getValue(matrice_creuse m, int i, int j) :</text:p>
      <text:p text:style-name="P12"/>
      <text:p text:style-name="P12">Même fonctionnement que pour putValue sauf que l’on lit au lieu de faire une insertion de valeur.</text:p>
      <text:p text:style-name="P12">Donc complexité en O(M).</text:p>
      <text:p text:style-name="P12"/>
      <text:p text:style-name="P12">int nombreOctetsGagnes(matrice_creuse m1) :</text:p>
      <text:p text:style-name="P12"/>
      <text:p text:style-name="P12">Parcourt chaque ligne et et au pire chaque colonne pour savoir combien de colonnes et d’éléments sont présents. On a donc une complexité O(M*N).</text:p>
      <text:p text:style-name="P11"/>
      <text:p text:style-name="P11"/>
      <text:p text:style-name="P11"/>
      <text:p text:style-name="P16"><text:soft-page-break/></text:p>
      <text:p text:style-name="P1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SFMono-Regular" svg:font-family="SFMono-Regular, Consolas, 'Liberation Mono', Menlo, monospace"/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Cambria" fo:font-family="Cambria" style:font-family-generic="roman" style:font-pitch="variable"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09:33:00</meta:creation-date>
    <meta:initial-creator>ayahiaou</meta:initial-creator>
    <dc:date>2020-04-24T00:04:05.489000000</dc:date>
    <meta:editing-duration>PT29M31S</meta:editing-duration>
    <meta:editing-cycles>3</meta:editing-cycles>
    <meta:generator>LibreOffice/6.1.4.2$Windows_X86_64 LibreOffice_project/9d0f32d1f0b509096fd65e0d4bec26ddd1938fd3</meta:generator>
    <meta:document-statistic meta:table-count="0" meta:image-count="0" meta:object-count="0" meta:page-count="3" meta:paragraph-count="44" meta:word-count="570" meta:character-count="3545" meta:non-whitespace-character-count="3013"/>
  </office:meta>
</office:document-meta>
</file>